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74.04pt" svg:height="521.04pt" svg:x="131.13pt" svg:y="5.27pt">
            <loext:p draw:notify-on-update-of-ranges="Sheet1.A1:Sheet1.A40 Sheet1.B1:Sheet1.B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07:31.768646349</meta:creation-date>
    <dc:date>2018-02-26T11:18:14.591029775</dc:date>
    <meta:editing-duration>PT10M42S</meta:editing-duration>
    <meta:editing-cycles>2</meta:editing-cycles>
    <meta:generator>LibreOffice/5.1.6.2$Linux_X86_64 LibreOffice_project/10m0$Build-2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63cm" svg:height="18.382cm" xlink:href=".." xlink:type="simple" chart:class="chart:scatter" chart:style-name="ch1">
        <chart:title svg:x="12.375cm" svg:y="0.503cm" chart:style-name="ch2">
          <text:p>Espace occupé par LinearSpacePerfectHashing</text:p>
        </chart:title>
        <chart:plot-area chart:style-name="ch3" table:cell-range-address="Sheet1.A1:Sheet1.B40" svg:x="1.698cm" svg:y="1.649cm" svg:width="31.978cm" svg:height="15.385cm">
          <chartooo:coordinate-region svg:x="2.505cm" svg:y="1.848cm" svg:width="30.891cm" svg:height="14.539cm"/>
          <chart:axis chart:dimension="x" chart:name="primary-x" chart:style-name="ch4">
            <chart:title svg:x="16.227cm" svg:y="17.401cm" chart:style-name="ch5">
              <text:p>Nombre d'éléments</text:p>
            </chart:title>
          </chart:axis>
          <chart:axis chart:dimension="y" chart:name="primary-y" chart:style-name="ch4">
            <chart:title svg:x="0.451cm" svg:y="10.43cm" chart:style-name="ch6">
              <text:p>Espace alloué</text:p>
            </chart:title>
            <chart:grid chart:style-name="ch7" chart:class="major"/>
          </chart:axis>
          <chart:series chart:style-name="ch8" chart:values-cell-range-address="Sheet1.B1:Sheet1.B40" chart:class="chart:scatter">
            <chart:domain table:cell-range-address="Sheet1.A1:Sheet1.A40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40</svg:desc>
                </draw:g>
              </table:table-cell>
              <table:table-cell office:value-type="float" office:value="18">
                <text:p>18</text:p>
                <draw:g>
                  <svg:desc>Sheet1.B1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